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 Bold" svg:font-family="'Times New Roman Bold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Times New Roman Bold" fo:font-size="14pt" fo:font-weight="bold" style:font-size-asian="14pt" style:font-weight-asian="bold" style:font-name-complex="Times New Roman 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outh Australia – Adderbury Stick</text:p>
      <text:p text:style-name="Standard"/>
      <text:p text:style-name="Standard">This is dance follows pretty standard Adderbury styling, with some nautical additions. </text:p>
      <text:p text:style-name="Standard"/>
      <text:p text:style-name="Standard">Walk around singing:</text:p>
      <text:p text:style-name="Standard">Hold your stick horizontal, with both hands on the stick. Try to align your stick with your opposite’s as you walk around. This move mimics turning a capstan to raise or lower the anchor on a ship. On the last four counts, break the formation and do 4 plain capers facing up to form the set. </text:p>
      <text:p text:style-name="Standard"/>
      <text:p text:style-name="Standard">Words: In South Australia I was born, heave away, haul away. In South Australia, round Cape Horn and we’re bound for South Australia. </text:p>
      <text:p text:style-name="Standard"/>
      <text:p text:style-name="Standard">Figures:</text:p>
      <text:p text:style-name="Standard">Foot up and up</text:p>
      <text:p text:style-name="Standard">Half Gip (to a single line)</text:p>
      <text:p text:style-name="Standard">Processional Down</text:p>
      <text:p text:style-name="Standard">Processional Up</text:p>
      <text:p text:style-name="Standard">Hands Round</text:p>
      <text:p text:style-name="Standard">Adderbury (Country Dance) hey</text:p>
      <text:p text:style-name="Standard"/>
      <text:p text:style-name="Standard">Basics: Please refer to Bacon or other reference for descriptions of the figures and basic stepping.</text:p>
      <text:p text:style-name="Standard"/>
      <text:p text:style-name="Standard">Chorus:</text:p>
      <text:p text:style-name="Standard">On count 1, apprentice presents stick horizontally, held at about head height, somewhat in front of the apprentice’s head. On the count of 2, the master strikes the apprentice’s stick with a chopping type motion. On counts 3 and 4, reverse, with the master presenting and the apprentice hitting. </text:p>
      <text:p text:style-name="Standard">On counts 5 and 6, high stick with partner, first forehand then backhand. Rotate your stick over your own head (CCW direction), then clash on 8 (FH). Move down the set while facing across, mimicking pulling on ropes. On the strong beat, step on your downside leg with a heavy downward feel. On the “and” beats, step on the ball of your upside foot. <text:s/>The count is 1 and 2 and 3 and 4. All face up and move back up the set with four plain capers. </text:p>
      <text:p text:style-name="Standard"/>
      <text:p text:style-name="Standard">Sing during the last chorus:</text:p>
      <text:p text:style-name="Standard">Haul away you rolling kings, heave away, haul away. Haul away you’ll hear them sing and we’re bound for South Australia. 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 Bold" svg:font-family="'Times New Roman Bold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hristopher Netter</meta:initial-creator>
    <meta:creation-date>2017-04-06T18:07:15.67</meta:creation-date>
    <meta:document-statistic meta:table-count="0" meta:image-count="0" meta:object-count="0" meta:page-count="1" meta:paragraph-count="18" meta:word-count="299" meta:character-count="1684"/>
    <dc:date>2017-04-06T18:07:46.94</dc:date>
    <dc:creator>Christopher Netter</dc:creator>
    <meta:editing-duration>PT31S</meta:editing-duration>
    <meta:editing-cycles>1</meta:editing-cycles>
    <meta:generator>OpenOffice/4.1.1$Win32 OpenOffice.org_project/411m6$Build-9775</meta:generator>
  </office:meta>
</office:document-meta>
</file>